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P1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7" style:family="paragraph" style:parent-style-name="Standard" style:list-style-name="standartNumerierung">
      <style:text-properties fo:font-size="14pt" style:font-size-asian="14pt" style:font-size-complex="14pt"/>
    </style:style>
    <style:style style:name="P18" style:family="paragraph" style:parent-style-name="Standard" style:list-style-name="standartNumerierung">
      <style:text-properties fo:font-size="14pt" fo:language="de" fo:country="DE" style:font-size-asian="14pt" style:font-size-complex="14pt"/>
    </style:style>
    <style:style style:name="P19" style:family="paragraph" style:parent-style-name="Standard" style:list-style-name="L1">
      <style:text-properties style:font-name="Times New Roman" fo:font-size="14pt" fo:language="de" fo:country="DE" style:font-size-asian="14pt" style:font-size-complex="14pt"/>
    </style:style>
    <style:style style:name="P20"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1"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7"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0"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1"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2"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4" style:family="paragraph" style:parent-style-name="Standard" style:list-style-name="standartNumerierung">
      <style:text-properties fo:language="de" fo:country="DE"/>
    </style:style>
    <style:style style:name="P4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46"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47"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5"><text:soft-page-break/>Inhaltsverzeichnis</text:h>
      <text:h text:style-name="P46" text:outline-level="5"/>
      <text:list xml:id="list3622540143270270151" text:style-name="standartNumerierung">
        <text:list-item>
          <text:p text:style-name="P17">Analyse der Aufgabenstellung </text:p>
          <text:list>
            <text:list-item>
              <text:p text:style-name="P17">Wie entwickelt man Software?</text:p>
            </text:list-item>
            <text:list-item>
              <text:p text:style-name="P17">Was sind die Eigenschaften guter Software?</text:p>
            </text:list-item>
            <text:list-item>
              <text:p text:style-name="P17">Was bedeutet dezentral?</text:p>
            </text:list-item>
            <text:list-item>
              <text:p text:style-name="P17"><text:s/>Wie können die Schülerinnen und Schüler bei ihren Hausaufgaben <text:tab/>unterstützt werden?</text:p>
            </text:list-item>
            <text:list-item>
              <text:p text:style-name="P17">Was ist Android und was sind die wichtigsten in dieser Arbeit verwendeten <text:tab/>Android Komponenten?</text:p>
            </text:list-item>
          </text:list>
        </text:list-item>
        <text:list-item>
          <text:p text:style-name="P17">Softwarespezifikationen</text:p>
          <text:list>
            <text:list-item>
              <text:p text:style-name="P17">Analyse ähnlicher Softwarelösungen</text:p>
              <text:list>
                <text:list-item>
                  <text:p text:style-name="P17"><text:s/>Anwendung 1</text:p>
                </text:list-item>
                <text:list-item>
                  <text:p text:style-name="P17"><text:s/>Anwendung 2</text:p>
                </text:list-item>
              </text:list>
            </text:list-item>
            <text:list-item>
              <text:p text:style-name="P17">Was macht ein gutes Hausaufgabenheft aus?</text:p>
            </text:list-item>
            <text:list-item>
              <text:p text:style-name="P17"><text:s/>Analyse der Anwendungsfälle</text:p>
            </text:list-item>
            <text:list-item>
              <text:p text:style-name="P17">Spezifikation der Anforderungen des Systems (SAS) auf Basis der <text:tab/>Anwendungsfälle </text:p>
            </text:list-item>
          </text:list>
        </text:list-item>
        <text:list-item>
          <text:p text:style-name="P17">Konzeption und Implementierung</text:p>
          <text:list>
            <text:list-item>
              <text:p text:style-name="P17">Entwicklungswerkzeuge </text:p>
            </text:list-item>
            <text:list-item>
              <text:p text:style-name="P17">Konzeption</text:p>
            </text:list-item>
            <text:list-item>
              <text:p text:style-name="P17">Konkrete Implementierung der Konzepte und der Spezifikationen</text:p>
            </text:list-item>
            <text:list-item>
              <text:p text:style-name="P17">Alternative Implementierungen</text:p>
            </text:list-item>
          </text:list>
        </text:list-item>
        <text:list-item>
          <text:p text:style-name="P17">Software-Validierung</text:p>
        </text:list-item>
        <text:list-item>
          <text:p text:style-name="P17">Kritik und Ausblick</text:p>
          <text:list>
            <text:list-item>
              <text:p text:style-name="P17">Kritik</text:p>
            </text:list-item>
            <text:list-item>
              <text:p text:style-name="P17">Zukunft der Hausaufgabenheft-Anwendung</text:p>
              <text:list>
                <text:list-item>
                  <text:p text:style-name="P17">Die Eingliederung der Anwendung ins SharkNet </text:p>
                </text:list-item>
                <text:list-item>
                  <text:p text:style-name="P17">Allgemeine Designveränderung der Anwendung</text:p>
                </text:list-item>
                <text:list-item>
                  <text:p text:style-name="P17">Detailbeschreibung der Designveränderung</text:p>
                </text:list-item>
                <text:list-item>
                  <text:p text:style-name="P17">Zukünftige Funktionalitäten der Hausaufgabenheft-Anwendung</text:p>
                </text:list-item>
              </text:list>
            </text:list-item>
          </text:list>
        </text:list-item>
        <text:list-item>
          <text:p text:style-name="P17">Grafiken und Programmcode</text:p>
        </text:list-item>
        <text:list-item>
          <text:p text:style-name="P17">Glossar</text:p>
        </text:list-item>
        <text:list-item>
          <text:p text:style-name="P17">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2082362234071236838" text:style-name="L1">
        <text:list-item>
          <text:p text:style-name="P19"><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0"><text:span text:style-name="T12">Die </text:span><text:span text:style-name="T9">Softwareentwicklung</text:span><text:span text:style-name="T12"> bei der die Software konzipiert und programmiert wird.</text:span></text:p>
        </text:list-item>
        <text:list-item>
          <text:p text:style-name="P20"><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0"><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P47"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856790509706799721" text:style-name="L2">
        <text:list-item>
          <text:p text:style-name="P2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6">Effizienz:<text:span text:style-name="T1"> Software sollte keine Systemressourcen verschwenden, wie z.B. Speicher oder Prozessor Zyklen, daher beinhaltet Effizienz Speicherausnutzung, Prozessorzeit, Antwortzeiten für Anwender etc. </text:span></text:p>
        </text:list-item>
        <text:list-item>
          <text:p text:style-name="P29"><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1"/>
      <text:p text:style-name="P13">Im Rahmen dieser Bachelorarbeit werden daher fortan die Begriffe dezentral und verteilt synonym verwendet. Die digitale Hausaufgabenheft-Anwendung ist eher eine Verteilte Anwendung als ein gesamtes Verteiltes System:</text:p>
      <text:p text:style-name="P13"><text:s text:c="2"/></text:p>
      <text:p text:style-name="P12"><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1"/>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7">Ein Beispielszenario:</text:p>
      <text:p text:style-name="P7"/>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7">Relevanz des Beispielszenarios</text:p>
      <text:p text:style-name="P7"/>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7473105469745785745" text:style-name="L3">
        <text:list-item>
          <text:p text:style-name="P30">Nutzung drahtloser Kommunikationsverbindungen</text:p>
        </text:list-item>
        <text:list-item>
          <text:p text:style-name="P30">Darstellung und Verarbeitung multimedialer Datenformate</text:p>
        </text:list-item>
        <text:list-item>
          <text:p text:style-name="P30">Unterstützung spezieller Eingabemöglichkeiten z.B. mittels Stift oder Multitouch Bildschirm</text:p>
        </text:list-item>
        <text:list-item>
          <text:p text:style-name="P30">Energieverwaltung</text:p>
        </text:list-item>
        <text:list-item>
          <text:p text:style-name="P30">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7"/>
      <text:p text:style-name="P7"/>
      <text:p text:style-name="P7">Überblick der wichtigsten verwendeten Android Komponenten und deren Funktion:</text:p>
      <text:p text:style-name="P5"/>
      <text:list xml:id="list8635983322563036507" text:style-name="L4">
        <text:list-item>
          <text:p text:style-name="P22"><text:span text:style-name="T10">Navigation Drawer</text:span> ist eine Feld, auf dem die wichtigsten Navigationsoptionen der Anwendung, auf der linken Seite des Bildschirmes, abgebildet werden.</text:p>
        </text:list-item>
        <text:list-item>
          <text:p text:style-name="P22"><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2">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2">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7">Bewertungskriterien der zu untersuchenden Anwendung:</text:p>
      <text:p text:style-name="P4"/>
      <text:list xml:id="list980502428511529891" text:style-name="L5">
        <text:list-item>
          <text:p text:style-name="P31">Keine erforderlichen Vorkenntnisse.</text:p>
        </text:list-item>
        <text:list-item>
          <text:p text:style-name="P31">Fehlertolerante Anwendung.</text:p>
        </text:list-item>
        <text:list-item>
          <text:p text:style-name="P31">Benutzereingaben werden ausreichend validiert.</text:p>
        </text:list-item>
        <text:list-item>
          <text:p text:style-name="P31">Informationen werden automatisch gespeichert.</text:p>
        </text:list-item>
        <text:list-item>
          <text:p text:style-name="P31">Hausaufgaben müssen Fotografiert und abgespeichert werden können.</text:p>
        </text:list-item>
        <text:list-item>
          <text:p text:style-name="P31">Eine Hausaufgabe kann mehr als ein Foto referenzieren.</text:p>
        </text:list-item>
        <text:list-item>
          <text:p text:style-name="P31">Ein Stundenplan muss erstellt werden können.</text:p>
        </text:list-item>
        <text:list-item>
          <text:p text:style-name="P31">Der Stundenplan sollte verteilbar sein.</text:p>
        </text:list-item>
      </text:list>
      <text:p text:style-name="P1"/>
      <text:h text:style-name="Hauptüberschriften" text:outline-level="5">2.1.1 Anwendung 1</text:h>
      <text:list xml:id="list5786727551703548434" text:style-name="L6">
        <text:list-item>
          <text:p text:style-name="P32">Anwendungsname „Hausaufgaben“</text:p>
        </text:list-item>
        <text:list-item>
          <text:p text:style-name="P32">Herausgeber „Klwinkel.com“</text:p>
        </text:list-item>
        <text:list-item>
          <text:p text:style-name="P32">Bewertung im GooglePlay Store „4,3 Sterne“</text:p>
        </text:list-item>
        <text:list-item>
          <text:p text:style-name="P32">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7">Positive Aspekte der Anwendungen 1:</text:p>
      <text:p text:style-name="P4"/>
      <text:list xml:id="list4650871789369497045" text:style-name="L7">
        <text:list-item>
          <text:p text:style-name="P33">Ein Alarmton für die baldige Fälligkeit von Hausaufgaben und Prüfungen</text:p>
        </text:list-item>
        <text:list-item>
          <text:p text:style-name="P33">Referenzierung der Schulwebsite</text:p>
        </text:list-item>
        <text:list-item>
          <text:p text:style-name="P33">Prüfungsverwaltung mit dazugehörigen Notenlisten</text:p>
        </text:list-item>
        <text:list-item>
          <text:p text:style-name="P33">Notenliste berechnet den Gesamtdurchschnitt aller Fächer und den Durchschnitt jedes einzelnen Fachs</text:p>
        </text:list-item>
        <text:list-item>
          <text:p text:style-name="P33">Wiedererkennbarkeit der Fächer durch Farbvergebung</text:p>
        </text:list-item>
        <text:list-item>
          <text:p text:style-name="P33">Wochenstundenplan verwendet bereits erstellte Fächer</text:p>
        </text:list-item>
        <text:list-item>
          <text:p text:style-name="P33">Eine Tages und eine Wochenansicht</text:p>
        </text:list-item>
        <text:list-item>
          <text:p text:style-name="P33">Separate Ansichten für alle Hausaufgaben und Prüfungen mit Fälligkeitsdaten </text:p>
        </text:list-item>
        <text:list-item>
          <text:p text:style-name="P33">Hausaufgaben und Prüfungen können mit einem Fotos und einem Dokumenten verknüpft werden</text:p>
        </text:list-item>
        <text:list-item>
          <text:p text:style-name="P33">Ein Unterrichtsfach hat einen Kontaktnamen, eine E-Mail Adresse des Kontaktes und eine Telefonnummer des Kontaktes</text:p>
        </text:list-item>
        <text:list-item>
          <text:p text:style-name="P33">Navigation Drawer dadurch wirkt die Navigation durch die einzelnen Bestandteile der Anwendung sehr vereinfacht und intuitiv. </text:p>
        </text:list-item>
      </text:list>
      <text:p text:style-name="P4"/>
      <text:p text:style-name="P4"/>
      <text:p text:style-name="P7">Negative Aspekte der Anwendung 1:</text:p>
      <text:p text:style-name="P4"/>
      <text:list xml:id="list1928158673946129470" text:style-name="L8">
        <text:list-item>
          <text:p text:style-name="P34">Keine Validierung bei der Eingabe der Priorität, kann zum Absturz der Anwendung führen</text:p>
        </text:list-item>
        <text:list-item>
          <text:p text:style-name="P34">Eine Hausaufgabe kann nur mit maximal einem Foto und einem Dokument verknüpft werden</text:p>
        </text:list-item>
        <text:list-item>
          <text:p text:style-name="P34">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34">Eine Pro Version muss gekauft werden, um die ständige Werbung zu deaktivieren</text:p>
        </text:list-item>
      </text:list>
      <text:p text:style-name="P4"/>
      <text:h text:style-name="Hauptüberschriften" text:outline-level="5">2.1.2 Anwendung 2</text:h>
      <text:list xml:id="list38572788" text:continue-list="list5786727551703548434" text:style-name="L6">
        <text:list-item>
          <text:p text:style-name="P32">Anwendungsname „SchoolManager2.0“</text:p>
        </text:list-item>
        <text:list-item>
          <text:p text:style-name="P32">Herausgeber „Thinc.easy“</text:p>
        </text:list-item>
        <text:list-item>
          <text:p text:style-name="P32">Bewertung im GooglePlay Store „4,3 Sterne“</text:p>
        </text:list-item>
        <text:list-item>
          <text:p text:style-name="P32">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8844124470741132236" text:style-name="L9">
        <text:list-header>
          <text:p text:style-name="P35"/>
        </text:list-header>
      </text:list>
      <text:p text:style-name="P4"/>
      <text:p text:style-name="P7">Positive Aspekte der Anwendungen 2:</text:p>
      <text:p text:style-name="P5"/>
      <text:list xml:id="list3419156448846568482" text:style-name="L10">
        <text:list-item>
          <text:p text:style-name="P23">Aufgrund weniger Aktivitäten erscheint die Navigation sehr Übersichtlich (kann auch als Nachteil ausgelegt werden, weil interessante oder hilfreiche Aktivitäten von Anwendung 1 nicht implementiert sind)</text:p>
        </text:list-item>
        <text:list-item>
          <text:p text:style-name="P23">Unterrichtsfächer können vordefiniert werden</text:p>
        </text:list-item>
        <text:list-item>
          <text:p text:style-name="P23">Der Stundenplan nutzt die Vordefinierten Fächer</text:p>
        </text:list-item>
        <text:list-item>
          <text:p text:style-name="P23">Unterrichtsfächer werden im Stundenplan mit vorher, vom Benutzer definierten, Farben angezeigt</text:p>
          <text:p text:style-name="P27"/>
        </text:list-item>
      </text:list>
      <text:p text:style-name="P4"/>
      <text:p text:style-name="P7">Negative Aspekte der Anwendungen 2:</text:p>
      <text:p text:style-name="P4"/>
      <text:list xml:id="list38553051" text:continue-list="list8844124470741132236" text:style-name="L9">
        <text:list-item>
          <text:p text:style-name="P35">Eine Überschneidung der Unterrichtsstunden ist möglich, Unterrichtsstunden können unbeabsichtigt verdeckt werden</text:p>
        </text:list-item>
        <text:list-item>
          <text:p text:style-name="P35">Nur Farbe und Kürzel der Unterrichtsstunde werden in der Stundenplan Übersicht angezeigt, obwohl noch genug Platz für mehr Eigenschaften besteht</text:p>
        </text:list-item>
        <text:list-item>
          <text:p text:style-name="P35">Verschiedene Stunden können gleiche Farben haben trotz eingeschränkter Farbauswahl</text:p>
        </text:list-item>
        <text:list-item>
          <text:p text:style-name="P35"><text:soft-page-break/>Farbe des Hintergrundes und des Textes kann gleich gewählt werden und man kann den Text nicht mehr erkennen</text:p>
        </text:list-item>
        <text:list-item>
          <text:p text:style-name="P35">Beginn und Ende der Unterrichtsstunden wird weder angezeigt noch festgelegt</text:p>
        </text:list-item>
        <text:list-item>
          <text:p text:style-name="P35">Eine Unterrichtsstunde muss explizit gespeichert werden, passiert nicht automatisch bei einer Veränderung</text:p>
        </text:list-item>
        <text:list-item>
          <text:p text:style-name="P35">Das erstellen eines neuen Stundenplans überschreibt den alten Stundenplan mit allen vorher festgelegten Fächern</text:p>
        </text:list-item>
        <text:list-item>
          <text:p text:style-name="P35">Eine Verteilung der Fächer oder des Stundenplans ist nicht möglich</text:p>
        </text:list-item>
      </text:list>
      <text:p text:style-name="P7"/>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7">Eine Schülerin oder ein Schüler …</text:p>
      <text:list xml:id="list38554024" text:continue-list="list3622540143270270151" text:style-name="standartNumerierung">
        <text:list-header>
          <text:p text:style-name="P36"/>
        </text:list-header>
        <text:list-item text:start-value="1">
          <text:p text:style-name="P36">Erstellt, bearbeitet oder löscht eine Unterrichtsstunden.</text:p>
        </text:list-item>
        <text:list-item>
          <text:p text:style-name="P36">Erstellt oder verändert seinen Stundenplan.</text:p>
        </text:list-item>
        <text:list-item>
          <text:p text:style-name="P36">Sieht sich das Hausaufgabenheft in einer Tagesansicht an.</text:p>
        </text:list-item>
        <text:list-item>
          <text:p text:style-name="P36">Sieht sich das Hausaufgabenheft in einer Wochenansicht an.</text:p>
        </text:list-item>
        <text:list-item>
          <text:p text:style-name="P36">Sieht sich das Hausaufgabenheft in einer Monatsansicht an.</text:p>
        </text:list-item>
        <text:list-item>
          <text:p text:style-name="P36">Trägt eine Hausaufgaben in das Hausaufgabenheft ein.</text:p>
          <text:list>
            <text:list-item>
              <text:p text:style-name="P36">Legt fest, zu welcher Unterrichtsstunde die Hausaufgabe gehört.</text:p>
            </text:list-item>
            <text:list-item>
              <text:p text:style-name="P36">Legt fest, an welchem Datum die Hausaufgabe fällig wird.</text:p>
            </text:list-item>
            <text:list-item>
              <text:p text:style-name="P36">Legt fest, ob die Hausaufgabe eine Prüfung sein soll.</text:p>
            </text:list-item>
            <text:list-item>
              <text:p text:style-name="P36">Gibt eine Beschreibung der Hausaufgabe ein.</text:p>
            </text:list-item>
            <text:list-item>
              <text:p text:style-name="P36">Fotografiert eine Hausaufgabe.</text:p>
              <text:list>
                <text:list-item>
                  <text:p text:style-name="P36">Legt fest, ob die fotografierte Hausaufgabe eine Lösung oder eine Aufgabenstellung ist.</text:p>
                </text:list-item>
              </text:list>
            </text:list-item>
            <text:list-item>
              <text:p text:style-name="P36">Bewertet die Korrektheit und Qualität der fotografierten Hausaufgabe.</text:p>
            </text:list-item>
            <text:list-item>
              <text:p text:style-name="P36">Kommuniziert mit seinen Mitschülern über eine bestimmte Hausaufgabe.</text:p>
            </text:list-item>
          </text:list>
        </text:list-item>
        <text:list-item>
          <text:p text:style-name="P36">Sieht sich alle eingetragenen Hausaufgaben in einer Hausaufgabenansicht an.</text:p>
        </text:list-item>
        <text:list-item>
          <text:p text:style-name="P36">Sieht sich alle Prüfungen in einer Prüfungsansicht an.</text:p>
        </text:list-item>
        <text:list-item>
          <text:p text:style-name="P36">Erstellt und verwaltet seine Noten für Hausaufgaben und Prüfungen.</text:p>
        </text:list-item>
      </text:list>
      <text:p text:style-name="P7"/>
      <text:p text:style-name="P7">Eine dritte Person(Lehrer, Entwickler oder ein andrer) <text:span text:style-name="T13">definiert</text:span> ...</text:p>
      <text:list xml:id="list38565360" text:continue-numbering="true" text:style-name="standartNumerierung">
        <text:list-header>
          <text:p text:style-name="P44"/>
        </text:list-header>
        <text:list-item>
          <text:p text:style-name="P18">Die allgemeinen Daten der Schuljahrestermine.</text:p>
          <text:list>
            <text:list-item>
              <text:p text:style-name="P18"><text:soft-page-break/>Die Bezeichnungen für alle Unterrichtsstunden, die an der Schule unterrichtet werden.</text:p>
            </text:list-item>
            <text:list-item>
              <text:p text:style-name="P18">Alle Lehrer, die an der Schule unterrichten.</text:p>
              <text:list>
                <text:list-item>
                  <text:p text:style-name="P18">Die Namen der Lehrer.</text:p>
                </text:list-item>
                <text:list-item>
                  <text:p text:style-name="P18">Die Telefonnummern der Lehrer.</text:p>
                </text:list-item>
                <text:list-item>
                  <text:p text:style-name="P18">Die E-Mailadressen der Lehrer.</text:p>
                </text:list-item>
              </text:list>
            </text:list-item>
            <text:list-item>
              <text:p text:style-name="P18">Alle Orte und Räume der Schule.</text:p>
            </text:list-item>
            <text:list-item>
              <text:p text:style-name="P18">Die Dauer der allgemeinen Unterrichtsstunde.</text:p>
            </text:list-item>
            <text:list-item>
              <text:p text:style-name="P18">Die allgemeinen Pausen der Schule.</text:p>
            </text:list-item>
            <text:list-item>
              <text:p text:style-name="P18">Tage an denen kein Unterricht stattfindet.</text:p>
            </text:list-item>
            <text:list-item>
              <text:p text:style-name="P18">Den ersten Tag im Sommerschuljahr.</text:p>
            </text:list-item>
            <text:list-item>
              <text:p text:style-name="P18">Den letzten Tag im Sommerschuljahr.</text:p>
            </text:list-item>
            <text:list-item>
              <text:p text:style-name="P18">Den ersten Tag im Winterschuljahr.</text:p>
            </text:list-item>
            <text:list-item>
              <text:p text:style-name="P18">Den letzten Tag im Winterschuljahr.</text:p>
            </text:list-item>
            <text:list-item>
              <text:p text:style-name="P18">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9">SharkNet/Hausaufgabenheft/Unterrichtsstunden/SAS/1 </text:p>
      <text:p text:style-name="P6"/>
      <text:p text:style-name="P6">Funktion<text:tab/><text:tab/><text:span text:style-name="T6">Ein Benutzer erstellt, bearbeitet oder löscht seine <text:tab/><text:tab/><text:tab/><text:tab/><text:tab/><text:tab/>Unterrichtsstunden</text:span></text:p>
      <text:p text:style-name="P6"/>
      <text:p text:style-name="P6">Beschreibung<text:tab/><text:span text:style-name="T6">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stunden </text:span></text:p>
      <text:p text:style-name="P6"/>
      <text:p text:style-name="P6">Zielort<text:tab/><text:tab/><text:span text:style-name="T6">Die Wissensbasis des SharkNet </text:span></text:p>
      <text:p text:style-name="P6"/>
      <text:p text:style-name="P6">Aktion: <text:span text:style-name="T6">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text:span><text:soft-page-break/><text:span text:style-name="T6">einer festgelegten Optionsauswahl, die Bezeichnung der Unterrichtsstunde, den unterrichtenden Lehrer und den Raum der Unterrichtsstunde auswählen. Sind die </text:span><text:span text:style-name="T6">Eigenschaften der Unterrichtsstunde ausgewählt, dann soll eine Unterrichtsstunden-Instanz, welche die eben erstellte Unterrichtsstunde repräsentiert, in die Liste der Unterrichtsstunden-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5"/>
      <text:p text:style-name="P5"/>
      <text:p text:style-name="P9">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stunden sollen, mittels einer Schul-Metadaten Instanz, berechnet und angezeigt werden. Die Schul-Metadaten Instanz soll folgende Werte bereitstellen: <text:s/>Alle Pausenzeiten der Schule, allgemeine Länge der Unterrichtsstunden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stunden sollen nach </text:span><text:span text:style-name="T6">diesem Muster berechnet werden. Die in SAS/1 vordefinierten Unterrichtsstunden sollen für die Erstellung des Stundenplans benutzt werden. Vordefinierte Unterrichtsstunden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5"/>
      <text:p text:style-name="P3"/>
      <text:p text:style-name="P9">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stunden,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stunden sollen mit Anfangs und Endzeiten beschriftet werden. Die Berechnung der Unterrichtszeiten soll genau wie in Stundenplan/SAS/2 erfolgen, um Coderedundanzen zu vermeiden, sollte die Berechnung der Unterrichtsstunden in die Schul-Metadaten Klasse verlagert werden. Zudem sollen alle Unterrichtsstunden anzeigen, wie die entsprechenden Bezeichnungen der Unterrichtsstunden,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text:span><text:span text:style-name="T6">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stunden benutzt werden.<text:tab/></text:p>
      <text:p text:style-name="P15"/>
      <text:p text:style-name="P5"/>
      <text:p text:style-name="P9">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stunden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text:span><text:span text:style-name="T6">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6"/>
      <text:p text:style-name="P6"/>
      <text:p text:style-name="P9">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stundenbezeichnungen, </text:span><text:span text:style-name="T6">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6"/>
      <text:p text:style-name="P6"/>
      <text:p text:style-name="P9">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stunden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stunden</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text:span><text:soft-page-break/><text:span text:style-name="T2">oder eine Hausaufgabe. </text:span></text:p>
      <text:p text:style-name="P3"><text:span text:style-name="T2">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span></text:p>
      <text:p text:style-name="P3"><text:span text:style-name="T2">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span></text:p>
      <text:p text:style-name="P3"><text:span text:style-name="T2">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span></text:p>
      <text:p text:style-name="P6"><text:span text:style-name="T6"/></text:p>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stunden. <text:s/><text:tab/></text:span></text:p>
      <text:p text:style-name="P16"/>
      <text:h text:style-name="P43" text:outline-level="5"/>
      <text:h text:style-name="P43" text:outline-level="5"/>
      <text:p text:style-name="P9"><text:soft-page-break/>SharkNet/Hausaufgabenheft/Hausaufgabenansicht/SAS/7</text:p>
      <text:p text:style-name="P6"/>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6"><text:span text:style-name="T6"/></text:p>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6"><text:soft-page-break/></text:p>
      <text:h text:style-name="P25" text:outline-level="5"/>
      <text:h text:style-name="P25" text:outline-level="5"/>
      <text:p text:style-name="P9">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6"><text:span text:style-name="T6"/></text:p>
      <text:p text:style-name="P6">Benötigt<text:tab/><text:tab/><text:span text:style-name="T6">Eine „Factory“ für Hausaufgabeninstanzen welche intern eine <text:tab/></text:span><text:soft-page-break/><text:span text:style-name="T6"><text:tab/><text:tab/><text:tab/>Liste von Hausaufgabeninstanzen verwaltet. Diese „Factory“ wird <text:tab/><text:tab/><text:tab/>benötigt, weil die Prüfungsansicht seine Prüfungen und <text:tab/><text:tab/><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6"/>
      <text:h text:style-name="P25" text:outline-level="5"/>
      <text:p text:style-name="P9">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6"><text:span text:style-name="T6"/></text:p>
      <text:p text:style-name="P6"><text:soft-page-break/>Benötigt<text:tab/><text:tab/><text:span text:style-name="T6">Eine „Factory“ für Hausaufgabeninstanzen. Diese „Factory“ wird <text:tab/><text:tab/><text:tab/>benötigt, weil sie Sub-Listen von Noten, zu einem bestimmten <text:tab/><text:tab/><text:tab/><text:tab/>Unterrichtsfach, ausgeben können soll.</text:span></text:p>
      <text:p text:style-name="P16"/>
      <text:h text:style-name="Hauptüberschriften" text:outline-level="5">3 Konzeption und Implementierung</text:h>
      <text:p text:style-name="P3"/>
      <text:h text:style-name="Hauptüberschriften" text:outline-level="5">3.1 Entwicklungswerkzeuge </text:h>
      <text:p text:style-name="P3">Entwicklungsumgebung und Codeverbreitung</text:p>
      <text:p text:style-name="P3"/>
      <text:h text:style-name="Hauptüberschriften" text:outline-level="5">3.2 Konzeption</text:h>
      <text:p text:style-name="P3">UML Diagramme</text:p>
      <text:p text:style-name="P3"/>
      <text:h text:style-name="Hauptüberschriften" text:outline-level="5">3.3 Konkrete Implementierung der Konzepte und der Spezifikationen</text:h>
      <text:p text:style-name="P5"/>
      <text:p text:style-name="P10">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text:soft-page-break/></text:p>
      <text:h text:style-name="Hauptüberschriften" text:outline-level="5">3.4 Alternative Implementierungen</text:h>
      <text:p text:style-name="P3"/>
      <text:h text:style-name="Hauptüberschriften" text:outline-level="5">4 Software-Validierung</text:h>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nicht alle Spezifikationen komplett in den Prototypen Implementieren. Unter anderem konnte die Spezifikation <text:span text:style-name="T1">SharkNet/Hausaufgabenheft/Noten/SAS/9 noch nicht Implementiert werden und die geplanten Ansichtsmöglichkeiten sind auch nicht vollständig Implementiert. Spezifikation SharkNet/Hausaufgabenheft/Unterrichtsstunden/SAS/1 wurde erst während der Implementierung des Prototypen entwickelt. Darum sind die einzelnen Unterrichtsstunden im Prototypen nicht separat anzugeben, sondern werden für jeden Wochentag im Stundenplan neu definiert. Der Prototyp wird somit nicht allen </text:span><text:soft-page-break/><text:span text:style-name="T1">Spezifikationen gerecht, er zeigt jedoch eine Richtung auf, in die sich die Hausaufgabenkomponente des SharkNet entwickeln kann. Sollte sich eine Möglichkeit ergeben, dass ich den Prototypen, im Rahmen eines weiteren Projektes, fertigstellen kann, wird sich der gesamte Prototyp grundlegend verändern. Wie der Prototyp verbessert und weiterentwickelt werden könnte wird im nächsten Kapitel behandelt.</text:span></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4258262089984131834" text:style-name="L11">
        <text:list-item>
          <text:p text:style-name="P37">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7">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text:soft-page-break/></text:p>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2370221356534643395" text:style-name="L12">
        <text:list-item>
          <text:p text:style-name="P38">Die Navigation zwischen der Aufgabenstellungsansicht und der Lösungsansicht wird in das Kontextmenü der App Bar integriert.</text:p>
        </text:list-item>
        <text:list-item>
          <text:p text:style-name="P38">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38">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text:soft-page-break/>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7"/>
      <text:p text:style-name="P7">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7">Wochen- und Monatsansicht:</text:p>
      <text:p text:style-name="P7"/>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text:soft-page-break/>Hausaufgaben geplant. </text:p>
      <text:p text:style-name="P4"/>
      <text:p text:style-name="P4"/>
      <text:p text:style-name="P7">Hausaufgaben- und Prüfungsansicht:</text:p>
      <text:p text:style-name="P7"/>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7">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7">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text:soft-page-break/>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7">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14"/>
      <text:p text:style-name="P3">Mindestens 30 Seiten bis hierher in gekürzter Form !</text:p>
      <text:p text:style-name="P3"/>
      <text:p text:style-name="P3">6 Grafiken und Programmcode</text:p>
      <text:p text:style-name="P3"/>
      <text:p text:style-name="P3">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51M41S</meta:editing-duration>
    <meta:editing-cycles>41</meta:editing-cycles>
    <meta:generator>OpenOffice/4.1.2$Win32 OpenOffice.org_project/412m3$Build-9782</meta:generator>
    <dc:date>2016-08-10T18:38:30.64</dc:date>
    <meta:document-statistic meta:table-count="0" meta:image-count="0" meta:object-count="0" meta:page-count="32" meta:paragraph-count="354" meta:word-count="9096" meta:character-count="72270"/>
    <meta:user-defined meta:name="Info 1"/>
    <meta:user-defined meta:name="Info 2"/>
    <meta:user-defined meta:name="Info 3"/>
    <meta:user-defined meta:name="Info 4"/>
  </office:meta>
</office:document-meta>
</file>